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mm"/>
    </style:style>
    <style:style style:name="co2" style:family="table-column">
      <style:table-column-properties fo:break-before="auto" style:column-width="31.54mm"/>
    </style:style>
    <style:style style:name="co3" style:family="table-column">
      <style:table-column-properties fo:break-before="auto" style:column-width="57.8mm"/>
    </style:style>
    <style:style style:name="co4" style:family="table-column">
      <style:table-column-properties fo:break-before="auto" style:column-width="44.68mm"/>
    </style:style>
    <style:style style:name="co5" style:family="table-column">
      <style:table-column-properties fo:break-before="auto" style:column-width="39.86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8.84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16.2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cc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cc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00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cc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5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05">
      <style:table-cell-properties fo:border-bottom="0.06pt solid #000000" fo:background-color="#ffcc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ongleus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W001-0 Dongle USB2World</text:p>
          </table:table-cell>
          <table:covered-table-cell table:number-columns-repeated="7" table:style-name="ce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8" table:number-rows-spanned="1">
            <text:p>by Marco Giammarini – http://www.warcomeb.it</text:p>
          </table:table-cell>
          <table:covered-table-cell table:number-columns-repeated="7" table:style-name="ce6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8" table:number-rows-spanned="1">
            <text:p>Rev. 0 of August 10, 2015</text:p>
          </table:table-cell>
          <table:covered-table-cell table:number-columns-repeated="7" table:style-name="ce4"/>
          <table:table-cell table:number-columns-repeated="2"/>
        </table:table-row>
        <table:table-row table:style-name="ro1"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Distributor</text:p>
          </table:table-cell>
          <table:table-cell table:style-name="ce4" office:value-type="string" calcext:value-type="string">
            <text:p>Cod. Distributor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470J5GACTU</text:p>
          </table:table-cell>
          <table:table-cell office:value-type="string" calcext:value-type="string">
            <text:p>Farnell Italia S.p.A</text:p>
          </table:table-cell>
          <table:table-cell office:value-type="float" office:value="1414734" calcext:value-type="float">
            <text:p>1414734</text:p>
          </table:table-cell>
          <table:table-cell office:value-type="currency" office:currency="EUR" office:value="0.109" calcext:value-type="currency">
            <text:p>€ 0,1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470J5GACTU</text:p>
          </table:table-cell>
          <table:table-cell office:value-type="string" calcext:value-type="string">
            <text:p>Farnell Italia S.p.A.</text:p>
          </table:table-cell>
          <table:table-cell office:value-type="float" office:value="1414734" calcext:value-type="float">
            <text:p>1414734</text:p>
          </table:table-cell>
          <table:table-cell office:value-type="currency" office:currency="EUR" office:value="0.109" calcext:value-type="currency">
            <text:p>€ 0,1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1RACTU</text:p>
          </table:table-cell>
          <table:table-cell office:value-type="string" calcext:value-type="string">
            <text:p>Farnell Italia S.p.A.</text:p>
          </table:table-cell>
          <table:table-cell office:value-type="float" office:value="1414714" calcext:value-type="float">
            <text:p>1414714</text:p>
          </table:table-cell>
          <table:table-cell office:value-type="currency" office:currency="EUR" office:value="0.132" calcext:value-type="currency">
            <text:p>€ 0,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06C104K1RACTU</text:p>
          </table:table-cell>
          <table:table-cell office:value-type="string" calcext:value-type="string">
            <text:p>Farnell Italia S.p.A.</text:p>
          </table:table-cell>
          <table:table-cell office:value-type="float" office:value="1414714" calcext:value-type="float">
            <text:p>1414714</text:p>
          </table:table-cell>
          <table:table-cell office:value-type="currency" office:currency="EUR" office:value="0.132" calcext:value-type="currency">
            <text:p>€ 0,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ingright</text:p>
          </table:table-cell>
          <table:table-cell office:value-type="string" calcext:value-type="string">
            <text:p>KPTR-3216SGC</text:p>
          </table:table-cell>
          <table:table-cell office:value-type="string" calcext:value-type="string">
            <text:p>Farnell Italia S.p.A.</text:p>
          </table:table-cell>
          <table:table-cell office:value-type="float" office:value="2099255" calcext:value-type="float">
            <text:p>2099255</text:p>
          </table:table-cell>
          <table:table-cell office:value-type="currency" office:currency="EUR" office:value="0.11" calcext:value-type="currency">
            <text:p>€ 0,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ingright</text:p>
          </table:table-cell>
          <table:table-cell office:value-type="string" calcext:value-type="string">
            <text:p>KPTR-3216SYCK</text:p>
          </table:table-cell>
          <table:table-cell office:value-type="string" calcext:value-type="string">
            <text:p>Farnell Italia S.p.A.</text:p>
          </table:table-cell>
          <table:table-cell office:value-type="float" office:value="2099257" calcext:value-type="float">
            <text:p>2099257</text:p>
          </table:table-cell>
          <table:table-cell office:value-type="currency" office:currency="EUR" office:value="0.112" calcext:value-type="currency">
            <text:p>€ 0,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ingright</text:p>
          </table:table-cell>
          <table:table-cell office:value-type="string" calcext:value-type="string">
            <text:p>KPTR-3216SGC</text:p>
          </table:table-cell>
          <table:table-cell office:value-type="string" calcext:value-type="string">
            <text:p>Farnell Italia S.p.A.</text:p>
          </table:table-cell>
          <table:table-cell office:value-type="float" office:value="2099255" calcext:value-type="float">
            <text:p>2099255</text:p>
          </table:table-cell>
          <table:table-cell office:value-type="currency" office:currency="EUR" office:value="0.11" calcext:value-type="currency">
            <text:p>€ 0,1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ENABLE_VC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32603</text:p>
          </table:table-cell>
          <table:table-cell office:value-type="string" calcext:value-type="string">
            <text:p>Farnell Italia S.r.l.</text:p>
          </table:table-cell>
          <table:table-cell office:value-type="float" office:value="1696544" calcext:value-type="float">
            <text:p>1696544</text:p>
          </table:table-cell>
          <table:table-cell office:value-type="currency" office:currency="EUR" office:value="0.546" calcext:value-type="currency">
            <text:p>€ 0,5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ESP8266</text:p>
          </table:table-cell>
          <table:table-cell office:value-type="string" calcext:value-type="string">
            <text:p>Seeedstudio</text:p>
          </table:table-cell>
          <table:table-cell office:value-type="float" office:value="114990085" calcext:value-type="float">
            <text:p>114990085</text:p>
          </table:table-cell>
          <table:table-cell office:value-type="string" calcext:value-type="string">
            <text:p>Robot Italy</text:p>
          </table:table-cell>
          <table:table-cell office:value-type="float" office:value="808080" calcext:value-type="float">
            <text:p>808080</text:p>
          </table:table-cell>
          <table:table-cell office:value-type="currency" office:currency="EUR" office:value="6.27" calcext:value-type="currency">
            <text:p>€ 6,2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UART_TERMIN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UART_GROVE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04B-PASK-1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512-8608</text:p>
          </table:table-cell>
          <table:table-cell office:value-type="currency" office:currency="EUR" office:value="0.378" calcext:value-type="currency">
            <text:p>€ 0,3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120627R0FKEAHP</text:p>
          </table:table-cell>
          <table:table-cell office:value-type="string" calcext:value-type="string">
            <text:p>Farnell Italia S.p.A.</text:p>
          </table:table-cell>
          <table:table-cell office:value-type="float" office:value="1738991" calcext:value-type="float">
            <text:p>1738991</text:p>
          </table:table-cell>
          <table:table-cell office:value-type="currency" office:currency="EUR" office:value="0.294" calcext:value-type="currency">
            <text:p>€ 0,2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120627R0FKEAHP</text:p>
          </table:table-cell>
          <table:table-cell office:value-type="string" calcext:value-type="string">
            <text:p>Farnell Italia S.p.A.</text:p>
          </table:table-cell>
          <table:table-cell office:value-type="float" office:value="1738991" calcext:value-type="float">
            <text:p>1738991</text:p>
          </table:table-cell>
          <table:table-cell office:value-type="currency" office:currency="EUR" office:value="0.294" calcext:value-type="currency">
            <text:p>€ 0,2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1206270RFKEA</text:p>
          </table:table-cell>
          <table:table-cell office:value-type="string" calcext:value-type="string">
            <text:p>Farnell Italia S.p.A.</text:p>
          </table:table-cell>
          <table:table-cell office:value-type="float" office:value="1470003" calcext:value-type="float">
            <text:p>1470003</text:p>
          </table:table-cell>
          <table:table-cell office:value-type="currency" office:currency="EUR" office:value="0.0336" calcext:value-type="currency">
            <text:p>€ 0,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1206270RFKEA</text:p>
          </table:table-cell>
          <table:table-cell office:value-type="string" calcext:value-type="string">
            <text:p>Farnell Italia S.p.A.</text:p>
          </table:table-cell>
          <table:table-cell office:value-type="float" office:value="1470003" calcext:value-type="float">
            <text:p>1470003</text:p>
          </table:table-cell>
          <table:table-cell office:value-type="currency" office:currency="EUR" office:value="0.0336" calcext:value-type="currency">
            <text:p>€ 0,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1206270RFKEA</text:p>
          </table:table-cell>
          <table:table-cell office:value-type="string" calcext:value-type="string">
            <text:p>Farnell Italia S.p.A.</text:p>
          </table:table-cell>
          <table:table-cell office:value-type="float" office:value="1470003" calcext:value-type="float">
            <text:p>1470003</text:p>
          </table:table-cell>
          <table:table-cell office:value-type="currency" office:currency="EUR" office:value="0.0336" calcext:value-type="currency">
            <text:p>€ 0,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Vishay Draloric</text:p>
          </table:table-cell>
          <table:table-cell office:value-type="string" calcext:value-type="string">
            <text:p>CRCW12061K00FKTA</text:p>
          </table:table-cell>
          <table:table-cell office:value-type="string" calcext:value-type="string">
            <text:p>Farnell Italia S.p.A.</text:p>
          </table:table-cell>
          <table:table-cell office:value-type="float" office:value="1653075" calcext:value-type="float">
            <text:p>1653075</text:p>
          </table:table-cell>
          <table:table-cell office:value-type="currency" office:currency="EUR" office:value="0.0227" calcext:value-type="currency">
            <text:p>€ 0,0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Q-PE105K</text:p>
          </table:table-cell>
          <table:table-cell office:value-type="string" calcext:value-type="string">
            <text:p>Farnell Italia S.p.A.</text:p>
          </table:table-cell>
          <table:table-cell office:value-type="float" office:value="2079521" calcext:value-type="float">
            <text:p>2079521</text:p>
          </table:table-cell>
          <table:table-cell office:value-type="currency" office:currency="EUR" office:value="0.346" calcext:value-type="currency">
            <text:p>€ 0,34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FT230XS</text:p>
          </table:table-cell>
          <table:table-cell office:value-type="string" calcext:value-type="string">
            <text:p>FTDI Chip</text:p>
          </table:table-cell>
          <table:table-cell office:value-type="string" calcext:value-type="string">
            <text:p>FT230XS-R</text:p>
          </table:table-cell>
          <table:table-cell office:value-type="string" calcext:value-type="string">
            <text:p>RS Components S.p.A.</text:p>
          </table:table-cell>
          <table:table-cell office:value-type="string" calcext:value-type="string">
            <text:p>757-0010</text:p>
          </table:table-cell>
          <table:table-cell office:value-type="currency" office:currency="EUR" office:value="2" calcext:value-type="currency">
            <text:p>€ 2,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M-11</text:p>
          </table:table-cell>
          <table:table-cell office:value-type="string" calcext:value-type="string">
            <text:p>Seeedstudio</text:p>
          </table:table-cell>
          <table:table-cell office:value-type="float" office:value="210005001" calcext:value-type="float">
            <text:p>210005001</text:p>
          </table:table-cell>
          <table:table-cell office:value-type="string" calcext:value-type="string">
            <text:p>Robot Italy</text:p>
          </table:table-cell>
          <table:table-cell office:value-type="float" office:value="807809" calcext:value-type="float">
            <text:p>807809</text:p>
          </table:table-cell>
          <table:table-cell office:value-type="currency" office:currency="EUR" office:value="13.18" calcext:value-type="currency">
            <text:p>€ 13,18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string" calcext:value-type="string">
            <text:p>Seeedstudio</text:p>
          </table:table-cell>
          <table:table-cell table:number-columns-repeated="3"/>
          <table:table-cell office:value-type="currency" office:currency="EUR" office:value="1" calcext:value-type="currency">
            <text:p>€ 1,0000</text:p>
          </table:table-cell>
          <table:table-cell office:value-type="string" calcext:value-type="string">
            <text:p>9,9$ for 1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USB to UART</text:p>
          </table:table-cell>
          <table:table-cell table:style-name="ce8"/>
          <table:table-cell table:style-name="ce10" table:formula="of:=SUM([.G5:.G13];[.G19:.G27];[.G30])" office:value-type="currency" office:currency="EUR" office:value="5.7955" calcext:value-type="currency">
            <text:p>€ 5,795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USB to HM11</text:p>
          </table:table-cell>
          <table:table-cell table:style-name="ce8"/>
          <table:table-cell table:style-name="ce10" table:formula="of:=SUM([.G5:.G13];[.G19:.G28];[.G30])" office:value-type="currency" office:currency="EUR" office:value="18.9755" calcext:value-type="currency">
            <text:p>€ 18,975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USB to ESP8266</text:p>
          </table:table-cell>
          <table:table-cell table:style-name="ce8"/>
          <table:table-cell table:style-name="ce10" table:formula="of:=SUM([.G5:.G13];[.G17:.G27];[.G30])" office:value-type="currency" office:currency="EUR" office:value="12.0655" calcext:value-type="currency">
            <text:p>€ 12,06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0T08:53:40.289000000</dc:date>
    <meta:editing-duration>PT13M56S</meta:editing-duration>
    <meta:editing-cycles>2</meta:editing-cycles>
    <meta:generator>LibreOffice/5.0.0.5$Windows_x86 LibreOffice_project/1b1a90865e348b492231e1c451437d7a15bb262b</meta:generator>
    <meta:document-statistic meta:table-count="1" meta:cell-count="164" meta:object-count="0"/>
  </office:meta>
</office:document-meta>
</file>